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IBM" svg:font-family="IBM" style:font-family-generic="roman" svg:panose-1="0 0 0 0 0 0 0 0 0 0"/>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office:automatic-styles>
  <office:body>
    <office:text text:use-soft-page-breaks="true">
      <text:p text:style-name="P1"/>
      <text:p text:style-name="Normal"><text:span text:style-name="T2">Financial accounting and reporting</text:span><text:s/>involve collecting, recording, and summarizing a business's financial information for both internal and external use. This includes generating financial statements like the balance sheet, income statement, and statement of cash flows, and providing detailed notes to accompany these reports. These reports are crucial for stakeholders to assess a company's financial health and performance, making informed decisions.<text:s/></text:p>
      <text:p text:style-name="Normal">Financial Accounting:</text:p>
      <text:p text:style-name="Normal">Purpose:</text:p>
      <text:p text:style-name="Normal">To record and summarize financial transactions, adhering to established accounting principles and standards (like GAAP or IFRS).<text:s/></text:p>
      <text:p text:style-name="Normal">Key Activities:</text:p>
      <text:p text:style-name="Normal">Collecting and organizing financial data, including receipts, invoices, and reports.<text:s/></text:p>
      <text:p text:style-name="Normal">Outputs:</text:p>
      <text:p text:style-name="Normal">Financial statements and related notes.<text:s/></text:p>
      <text:p text:style-name="Normal">Users:</text:p>
      <text:p text:style-name="Normal">Internal stakeholders (management, employees) and external stakeholders (investors, creditors, regulatory agencies).<text:s/></text:p>
      <text:p text:style-name="Normal">Financial Reporting:</text:p>
      <text:p text:style-name="Normal">Purpose:</text:p>
      <text:p text:style-name="Normal">To communicate financial information to stakeholders through financial statements.<text:s/></text:p>
      <text:p text:style-name="Normal">Key Activities:</text:p>
      <text:soft-page-break/>
      <text:p text:style-name="Normal">Preparing and presenting financial reports in a clear, concise, and understandable manner.<text:s/></text:p>
      <text:p text:style-name="Normal">Outputs:</text:p>
      <text:p text:style-name="Normal">Financial statements and related disclosures.<text:s/></text:p>
      <text:p text:style-name="Normal">Users:</text:p>
      <text:p text:style-name="Normal">External stakeholders, such as investors, creditors, and regulatory agencies.<text:s/></text:p>
      <text:p text:style-name="Normal">Key Differences:</text:p>
      <text:p text:style-name="Normal">Focus:</text:p>
      <text:p text:style-name="Normal">Financial accounting is the process of collecting and recording data, while financial reporting is about presenting that information.<text:s/></text:p>
      <text:p text:style-name="Normal">Audience:</text:p>
      <text:p text:style-name="Normal">Financial accounting primarily serves internal users, while financial reporting is primarily for external users.<text:s/></text:p>
      <text:p text:style-name="Normal">Regulations:</text:p>
      <text:p text:style-name="Normal">External financial reporting must adhere to stricter accounting and reporting standards and regulations.<text:s/></text:p>
      <text:p text:style-name="Normal">In essence, financial accounting provides the foundation for financial reporting, which in turn helps stakeholders make informed decisions about a company's financial health and future prospects.</text:p>
      <text:p text:style-name="Normal"/>
      <text:p text:style-name="Normal"/>
      <text:p text:style-name="Normal"/>
      <text:p text:style-name="Normal">1.</text:p>
      <text:p text:style-name="Normal"/>
      <text:soft-page-break/>
      <text:p text:style-name="Normal">A<text:s/><text:span text:style-name="T3">chart of accounts (COA)</text:span><text:s/>is a list of all financial accounts a business uses to record transactions in its general ledger. It's an organizational tool that categorizes and tracks financial information, providing a structured framework for managing a company's finances. The COA typically includes accounts related to assets, liabilities, equity, revenue, and expenses.<text:s/></text:p>
      <text:p text:style-name="Normal">Here's a more detailed explanation:</text:p>
      <text:p text:style-name="Normal">Purpose of a<text:s/><text:span text:style-name="T4">Chart of Accounts</text:span>:</text:p>
      <text:p text:style-name="Normal">Organization:</text:p>
      <text:p text:style-name="Normal">The COA helps businesses organize and categorize their financial transactions, making it easier to track where money comes from and goes.<text:s/></text:p>
      <text:p text:style-name="Normal">Financial Reporting:</text:p>
      <text:p text:style-name="Normal">It provides a structured way to compile financial statements like the balance sheet and income statement.<text:s/></text:p>
      <text:p text:style-name="Normal">Tracking and Analysis:</text:p>
      <text:p text:style-name="Normal">The COA allows businesses to track specific revenue streams, expenses, assets, and liabilities, enabling better financial analysis and decision-making.<text:s/></text:p>
      <text:p text:style-name="Normal">Compliance:</text:p>
      <text:p text:style-name="Normal">A well-structured COA helps businesses comply with accounting standards and regulations, ensuring accuracy and transparency in their financial records.<text:s/></text:p>
      <text:p text:style-name="Normal">Key Components of a Chart of Accounts:</text:p>
      <text:p text:style-name="Normal">Account Names:</text:p>
      <text:soft-page-break/>
      <text:p text:style-name="Normal">Each account has a specific name, such as "Cash," "Accounts Receivable," "Salaries Expense," etc.<text:s/></text:p>
      <text:p text:style-name="Normal">Account Codes:</text:p>
      <text:p text:style-name="Normal">Unique codes are assigned to each account to facilitate data entry and reporting.<text:s/></text:p>
      <text:p text:style-name="Normal">Account Categories:</text:p>
      <text:p text:style-name="Normal">Accounts are grouped into categories like assets, liabilities, equity, revenue, and expenses.<text:s/></text:p>
      <text:p text:style-name="Normal">Account Balances:</text:p>
      <text:p text:style-name="Normal">The COA displays the current balance for each account, providing a snapshot of the company's financial position.<text:s/></text:p>
      <text:p text:style-name="Normal">Example:</text:p>
      <text:p text:style-name="Normal">A small retail business might have a COA that includes accounts like:<text:s/></text:p>
      <text:p text:style-name="Normal">Assets: Cash, Accounts Receivable, Inventory, Equipment</text:p>
      <text:p text:style-name="Normal">Liabilities: Accounts Payable, Loan Payable</text:p>
      <text:p text:style-name="Normal">Equity: Owner's Equity</text:p>
      <text:p text:style-name="Normal">Revenue: Sales Revenue</text:p>
      <text:p text:style-name="Normal">Expenses: Cost of Goods Sold, Rent Expense, Salaries Expense, Utilities Expense.</text:p>
      <text:p text:style-name="Normal">In essence, the COA is the blueprint for a company's accounting system, ensuring financial information is organized, accurate, and readily available for analysis and reporting.</text:p>
      <text:p text:style-name="Normal"/>
      <text:p text:style-name="Normal">2.<text:s/></text:p>
      <text:p text:style-name="Normal"/>
      <text:soft-page-break/>
      <text:p text:style-name="Normal">A<text:s/><text:span text:style-name="T5">general journal</text:span><text:s/>is the first place where data is recorded, and every page in the item features dividing columns for dates and serial numbers, as well as debit or credit records. Some organizations keep specialized journals, such as purchase journals or sales journals, that only record specific types of transactions.</text:p>
      <text:p text:style-name="Normal"/>
      <text:p text:style-name="Normal">What are the 4 types of<text:s/><text:span text:style-name="T6">general journals</text:span>?</text:p>
      <text:p text:style-name="Normal">There are four journals specifically, which record transactions of a similar nature. Their name suggests the kind of transactions that we record in them. These journals are<text:s/><text:span text:style-name="T7">Sales journal, Cash receipts journal, Purchases journal and Cash disbursements journal</text:span>.</text:p>
      <text:p text:style-name="Normal"/>
      <text:p text:style-name="Normal">What goes in a general journal?</text:p>
      <text:p text:style-name="Normal">A general journal is a book of raw business transactions recorded in chronological order by date. It is the first place a transaction is recorded. The amounts are then posted to the appropriate accounts such as accounts receivables, cash accounts or asset accounts.</text:p>
      <text:p text:style-name="Normal"/>
      <text:p text:style-name="Normal">3.</text:p>
      <text:p text:style-name="Normal">Modern Rules of Debit and Credit</text:p>
      <text:p text:style-name="Normal">The modern rules of debit and credit remain even with the traditional golden rules but are often defined in a simplified and more universally useful manner. These rules guide the recording of transactions in the double-entry accounting system. Here are the modern rules:</text:p>
      <text:p text:style-name="Normal"/>
      <text:p text:style-name="Normal">Assets:</text:p>
      <text:soft-page-break/>
      <text:p text:style-name="Normal">Debit: Increase in assets</text:p>
      <text:p text:style-name="Normal">Credit: Decrease in assets</text:p>
      <text:p text:style-name="Normal">Liabilities:</text:p>
      <text:p text:style-name="Normal">Debit: Decrease in liabilities</text:p>
      <text:p text:style-name="Normal">Credit: Increase in liabilities</text:p>
      <text:p text:style-name="Normal">Equity:</text:p>
      <text:p text:style-name="Normal">Debit: Decrease in equity</text:p>
      <text:p text:style-name="Normal">Credit: Increase in equity</text:p>
      <text:p text:style-name="Normal">Revenue:</text:p>
      <text:p text:style-name="Normal">Debit: Decrease in revenue</text:p>
      <text:p text:style-name="Normal">Credit: Increase in revenue</text:p>
      <text:p text:style-name="Normal">Expenses:</text:p>
      <text:p text:style-name="Normal">Debit: Increase in expenses</text:p>
      <text:p text:style-name="Normal">Credit: Decrease in expenses</text:p>
      <text:p text:style-name="Normal">Contra Accounts:</text:p>
      <text:p text:style-name="Normal">Debit: Contra accounts to assets, such as accumulated depreciation, are recorded as debits.</text:p>
      <text:p text:style-name="Normal">Credit: Contra accounts to liabilities or equity, such as discount on bonds payable, are recorded as credits.</text:p>
      <text:p text:style-name="Normal">Gains:</text:p>
      <text:p text:style-name="Normal">Debit: Decreases in gains (e.g., loss on sale of assets) are recorded as debits.</text:p>
      <text:p text:style-name="Normal">Credit: Increases in gains (e.g., gain on sale of assets) are recorded as credits.</text:p>
      <text:soft-page-break/>
      <text:p text:style-name="Normal">Losses:</text:p>
      <text:p text:style-name="Normal">Debit: Increases in losses (e.g., loss on disposal of assets) are recorded as debits.</text:p>
      <text:p text:style-name="Normal">Credit: Decreases in losses are recorded as credits.</text:p>
      <text:p text:style-name="Normal">These rules keep the basic principles of the golden rules but express them in a way that is more universally applicable across various accounting systems and contexts. The focus is on the effect of trades on specific types of accounts, ensuring that the accounting equation remains balanced.</text:p>
      <text:p text:style-name="Normal"/>
      <text:p text:style-name="Normal">Credit:<text:s/><text:a xlink:href="https://testbook.com/ugc-net-commerce/rules-of-debit-and-credit" office:target-frame-name="_top" xlink:show="replace"><text:span text:style-name="Hyperlink">https://testbook.com/ugc-net-commerce/rules-of-debit-and-credit</text:span></text:a></text:p>
      <text:p text:style-name="Normal"/>
      <text:p text:style-name="Normal">4.</text:p>
      <text:p text:style-name="Normal">The<text:s/><text:span text:style-name="T8">general ledger</text:span><text:s/>and<text:s/><text:span text:style-name="T9">trial balance</text:span><text:s/>are both important tools in accounting, but they serve different purposes. The general ledger is a detailed record of all financial transactions, while the trial balance is a summary report of account balances that ensures the debit and credit sides are equal.<text:s/></text:p>
      <text:p text:style-name="Normal">General Ledger:<text:s/></text:p>
      <text:p text:style-name="Normal">Detailed: It contains all debit and credit transactions for each account, including dates, descriptions, and amounts.<text:s/></text:p>
      <text:p text:style-name="Normal">Purpose: To track financial activity and prepare financial reports.<text:s/></text:p>
      <text:p text:style-name="Normal">Dynamic: It's constantly updated with new transactions.<text:s/></text:p>
      <text:p text:style-name="Normal">Trial Balance:</text:p>
      <text:p text:style-name="Normal">Summary: It lists the ending balances of all general ledger accounts.<text:s/></text:p>
      <text:soft-page-break/>
      <text:p text:style-name="Normal">Purpose: To verify the accuracy of the general ledger by ensuring debits equal credits.<text:s/></text:p>
      <text:p text:style-name="Normal">Static: It's a snapshot of account balances at a specific point in time.<text:s/></text:p>
      <text:p text:style-name="Normal">Key Differences:<text:s/></text:p>
      <text:p text:style-name="Normal">Detail vs. Summary:</text:p>
      <text:p text:style-name="Normal">The general ledger provides detailed transaction information, while the trial balance provides a summary of account balances.<text:s/></text:p>
      <text:p text:style-name="Normal">Purpose:</text:p>
      <text:p text:style-name="Normal">The general ledger is for tracking transactions and generating reports, while the trial balance is for verifying the accuracy of the ledger.<text:s/></text:p>
      <text:p text:style-name="Normal">Frequency:</text:p>
      <text:p text:style-name="Normal">The general ledger is updated continuously, while the trial balance is typically prepared periodically, such as at the end of a month, quarter, or year.</text:p>
      <text:p text:style-name="Normal"/>
      <text:p text:style-name="Normal">5.</text:p>
      <text:p text:style-name="Normal">What is a<text:s/><text:span text:style-name="T10">Trial Balance</text:span>? A trial balance is a report that lists the balances of all general ledger accounts of a company at a certain point in time. The accounts reflected on a trial balance are related to all major accounting items, including assets, liabilities, equity, revenues, expenses, gains, and losses.</text:p>
      <text:p text:style-name="Normal"/>
      <text:p text:style-name="Normal"/>
      <text:p text:style-name="Normal">How does a trial balance work?</text:p>
      <text:soft-page-break/>
      <text:p text:style-name="Normal">A trial balance is a financial report of credit entries and debit entries that businesses use to internally audit their double-entry accounting systems. The goal is to confirm that the sum of all debits equals the sum of all credits and identify whether any entries have been recorded in the wrong account.</text:p>
      <text:p text:style-name="Normal"/>
      <text:p text:style-name="Normal">Does every account go on the trial balance?</text:p>
      <text:p text:style-name="Normal">It lists every account in your general ledger along with their balances, split into two columns: debits and credits. Its purpose is to confirm these totals match, showing your records follow double-entry accounting.</text:p>
      <text:p text:style-name="Normal"/>
      <text:p text:style-name="Normal">6.</text:p>
      <text:p text:style-name="Normal"/>
      <text:p text:style-name="Normal">The income statement is a financial report that shows a company's income and expenditures during a set period. An income statement shows a business's revenue, expenses, gains, and losses, starting with revenue and ending with net income.</text:p>
      <text:p text:style-name="Normal"/>
      <text:p text:style-name="Normal">What is the basic income statement?</text:p>
      <text:p text:style-name="Normal">An income statement is a financial document that summarizes an organization's revenues, profits, expenses, and losses over a given period, usually quarterly or annually. Sometimes called a profit and loss statement (or a P&amp;L), it provides a snapshot of an organization's overall financial health.</text:p>
      <text:p text:style-name="Normal"/>
      <text:p text:style-name="Normal">What are the 3 main parts of an income statement?</text:p>
      <text:soft-page-break/>
      <text:p text:style-name="Normal">What are the 3 Parts of an Income Statement?</text:p>
      <text:p text:style-name="Normal">The following are the 3 important Income Statement Parts.</text:p>
      <text:p text:style-name="Normal">Revenue. Revenue refers to the income generated by a company from the sale of products and services to its customers. ...</text:p>
      <text:p text:style-name="Normal">Expenses. Expenses are also known as the costs associated with running a company. ...</text:p>
      <text:p text:style-name="Normal">Net incom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IBM" svg:font-family="IBM" style:font-family-generic="roman" svg:panose-1="0 0 0 0 0 0 0 0 0 0"/>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IBM"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6pt" style:font-size-asian="16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Calibri"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Calibri"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Calibri"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Calibri"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Calibri"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style:font-size-complex="16pt"/>
    </style:style>
    <style:style style:name="Heading3Char" style:display-name="Heading 3 Char" style:family="text" style:parent-style-name="DefaultParagraphFont">
      <style:text-properties style:font-name="Calibri"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Calibri"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Calibri" style:font-name-asian="Times New Roman" style:font-name-complex="Times New Roman" fo:color="#2F5496"/>
    </style:style>
    <style:style style:name="Heading6Char" style:display-name="Heading 6 Char" style:family="text" style:parent-style-name="DefaultParagraphFont">
      <style:text-properties style:font-name="Calibri"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Calibri" style:font-name-asian="Times New Roman" style:font-name-complex="Times New Roman" fo:color="#595959"/>
    </style:style>
    <style:style style:name="Heading8Char" style:display-name="Heading 8 Char" style:family="text" style:parent-style-name="DefaultParagraphFont">
      <style:text-properties style:font-name="Calibri"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Calibri"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Calibri"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Calibri"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tin Freiwald</meta:initial-creator>
    <dc:creator>Martin Freiwald</dc:creator>
    <meta:creation-date>2025-04-19T22:50:00Z</meta:creation-date>
    <dc:date>2025-04-19T22:50:00Z</dc:date>
    <meta:template xlink:href="Normal.dotm" xlink:type="simple"/>
    <meta:editing-cycles>2</meta:editing-cycles>
    <meta:editing-duration>PT60S</meta:editing-duration>
    <meta:document-statistic meta:page-count="10" meta:paragraph-count="19" meta:word-count="1435" meta:character-count="9597" meta:row-count="68" meta:non-whitespace-character-count="8181"/>
  </office:meta>
</office:document-meta>
</file>